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/>
      <style:text-properties officeooo:paragraph-rsid="00148c88"/>
    </style:style>
    <style:style style:name="P3" style:family="paragraph" style:parent-style-name="Standard">
      <style:paragraph-properties fo:margin-top="0cm" fo:margin-bottom="0.282cm" loext:contextual-spacing="false" fo:line-height="100%" fo:text-align="center" style:justify-single-word="false"/>
      <style:text-properties style:font-name="Times New Roman" officeooo:paragraph-rsid="00148c88"/>
    </style:style>
    <style:style style:name="P4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style:font-name="Times New Roman" fo:font-size="14pt" officeooo:paragraph-rsid="00148c88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style:font-name="Times New Roman" fo:font-size="18pt" fo:font-weight="bold" officeooo:paragraph-rsid="00148c88" style:font-name-asian="Times New Roman2" style:font-size-asian="18pt" style:font-weight-asian="bold" style:font-name-complex="Times New Roman2" style:font-size-complex="18pt"/>
    </style:style>
    <style:style style:name="P6" style:family="paragraph" style:parent-style-name="Standard">
      <style:paragraph-properties fo:margin-top="0cm" fo:margin-bottom="0.282cm" loext:contextual-spacing="false" fo:line-height="100%" fo:text-align="end" style:justify-single-word="false"/>
      <style:text-properties officeooo:paragraph-rsid="00148c88"/>
    </style:style>
    <style:style style:name="P7" style:family="paragraph" style:parent-style-name="Standard">
      <style:paragraph-properties fo:margin-top="0cm" fo:margin-bottom="0.282cm" loext:contextual-spacing="false" fo:line-height="100%" fo:text-align="center" style:justify-single-word="false"/>
      <style:text-properties officeooo:paragraph-rsid="0017ebd2"/>
    </style:style>
    <style:style style:name="P8" style:family="paragraph" style:parent-style-name="Standard">
      <style:paragraph-properties fo:margin-top="0cm" fo:margin-bottom="0.282cm" loext:contextual-spacing="false" fo:line-height="100%" fo:text-align="end" style:justify-single-word="false"/>
      <style:text-properties officeooo:paragraph-rsid="00148c88" fo:background-color="#fff200"/>
    </style:style>
    <style:style style:name="P9" style:family="paragraph" style:parent-style-name="Standard">
      <style:paragraph-properties fo:margin-top="0cm" fo:margin-bottom="0.282cm" loext:contextual-spacing="false" fo:line-height="100%" fo:text-align="end" style:justify-single-word="false"/>
      <style:text-properties fo:font-weight="bold" officeooo:paragraph-rsid="00148c88" style:font-weight-asian="bold" style:font-weight-complex="bold"/>
    </style:style>
    <style:style style:name="P10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officeooo:paragraph-rsid="0017ebd2"/>
    </style:style>
    <style:style style:name="P11" style:family="paragraph" style:parent-style-name="Standard" style:master-page-name="First_20_Page">
      <style:paragraph-properties fo:margin-top="0cm" fo:margin-bottom="0.282cm" loext:contextual-spacing="false" fo:line-height="108%" fo:text-align="center" style:justify-single-word="false" style:page-number="auto"/>
      <style:text-properties officeooo:paragraph-rsid="0017ebd2"/>
    </style:style>
    <style:style style:name="P12" style:family="paragraph" style:parent-style-name="Text_20_body">
      <style:text-properties officeooo:rsid="00148c88" officeooo:paragraph-rsid="00148c88"/>
    </style:style>
    <style:style style:name="P13" style:family="paragraph" style:parent-style-name="Text_20_body">
      <style:text-properties fo:background-color="#fff200"/>
    </style:style>
    <style:style style:name="P14" style:family="paragraph" style:parent-style-name="Text_20_body">
      <style:text-properties officeooo:rsid="00148c88" officeooo:paragraph-rsid="00148c88" fo:background-color="#fff200"/>
    </style:style>
    <style:style style:name="P15" style:family="paragraph" style:parent-style-name="Text_20_body">
      <style:text-properties fo:font-weight="bold" officeooo:rsid="00148c88" officeooo:paragraph-rsid="00148c88" style:font-weight-asian="bold" style:font-weight-complex="bold"/>
    </style:style>
    <style:style style:name="P16" style:family="paragraph" style:parent-style-name="Text_20_body">
      <style:text-properties officeooo:rsid="00148c88" officeooo:paragraph-rsid="00148c88" fo:background-color="transparent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48c8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7ebd2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8pt" fo:font-weight="bold" style:font-name-asian="Times New Roman2" style:font-size-asian="18pt" style:font-weight-asian="bold" style:font-name-complex="Times New Roman2" style:font-size-complex="18pt"/>
    </style:style>
    <style:style style:name="T5" style:family="text">
      <style:text-properties style:font-name="Times New Roman" fo:font-size="18pt" fo:font-weight="bold" officeooo:rsid="0017ebd2" style:font-name-asian="Times New Roman2" style:font-size-asian="18pt" style:font-weight-asian="bold" style:font-name-complex="Times New Roman2" style:font-size-complex="18pt"/>
    </style:style>
    <style:style style:name="T6" style:family="text">
      <style:text-properties officeooo:rsid="00148c88"/>
    </style:style>
    <style:style style:name="T7" style:family="text">
      <style:text-properties style:use-window-font-color="true" style:font-name="Times New Roman" fo:font-size="14pt" officeooo:rsid="00148c88" fo:background-color="#fff200" loext:char-shading-value="0" style:font-name-asian="Times New Roman2" style:font-size-asian="14pt" style:font-name-complex="Times New Roman2" style:font-size-complex="14pt"/>
    </style:style>
    <style:style style:name="T8" style:family="text">
      <style:text-properties style:use-window-font-color="true" style:font-name="Times New Roman" fo:font-size="14pt" fo:background-color="#fff200" loext:char-shading-value="0" style:font-name-asian="Times New Roman2" style:font-size-asian="14pt" style:font-name-complex="Times New Roman2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МИНИСТЕРСТВО </text:span><text:span text:style-name="T3">НАУКИ И ВЫСШЕГО ОБРАЗОВАНИЯ</text:span><text:span text:style-name="T1"> </text:span><text:span text:style-name="T3">РФ<text:line-break/></text:span><text:span text:style-name="T1">Федеральное государственное бюджетное образовательное учреждение высшего образования<text:line-break/>«УЛЬЯНОВСКИЙ ГОСУДАРСТВЕННЫЙ ТЕХНИЧЕСКИЙ УНИВЕРСИТЕТ»</text:span></text:p>
      <text:p text:style-name="P10"><text:span text:style-name="T1">Колледж экономики и информатики</text:span></text:p>
      <text:p text:style-name="P4"/>
      <text:p text:style-name="P4"/>
      <text:p text:style-name="P4"/>
      <text:p text:style-name="P4"/>
      <text:p text:style-name="P4"/>
      <text:p text:style-name="P2"><text:span text:style-name="T4">Отч</text:span><text:span text:style-name="T5">ё</text:span><text:span text:style-name="T4">т по учебной практике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Выполнил:</text:span></text:p>
      <text:p text:style-name="P6"><text:span text:style-name="T2">с</text:span><text:span text:style-name="T1">тудент группы </text:span><text:span text:style-name="T8">%</text:span><text:span text:style-name="T7">номер группы%</text:span></text:p>
      <text:p text:style-name="P8"><text:span text:style-name="T1">%</text:span><text:span text:style-name="T2">ФИО студента</text:span><text:span text:style-name="T1">%</text:span></text:p>
      <text:p text:style-name="P9"><text:span text:style-name="T1"/></text:p>
      <text:p text:style-name="P9"><text:span text:style-name="T1">Проверил:</text:span></text:p>
      <text:p text:style-name="P8"><text:span text:style-name="T1">%</text:span><text:span text:style-name="T2">ФИО руководителя практики</text:span><text:span text:style-name="T1">%</text:span>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7"><text:a xlink:type="simple" xlink:href="#__RefHeading___Toc481_4027196905" text:style-name="Index_20_Link" text:visited-style-name="Index_20_Link">Индивидуальное задание<text:tab/>3</text:a></text:p>
          <text:p text:style-name="P17"><text:a xlink:type="simple" xlink:href="#__RefHeading___Toc483_4027196905" text:style-name="Index_20_Link" text:visited-style-name="Index_20_Link">Выполнение задания<text:tab/>4</text:a></text:p>
          <text:p text:style-name="P1"><text:a xlink:type="simple" xlink:href="#__RefHeading___Toc485_4027196905" text:style-name="Index_20_Link" text:visited-style-name="Index_20_Link">Работа №4. Рекурсия<text:tab/>4</text:a></text:p>
          <text:p text:style-name="P1"><text:a xlink:type="simple" xlink:href="#__RefHeading___Toc487_4027196905" text:style-name="Index_20_Link" text:visited-style-name="Index_20_Link">Работа №5. Основные принципы ООП<text:tab/>4</text:a></text:p>
          <text:p text:style-name="P17"><text:a xlink:type="simple" xlink:href="#__RefHeading___Toc489_4027196905" text:style-name="Index_20_Link" text:visited-style-name="Index_20_Link">Вывод<text:tab/>5</text:a></text:p>
        </text:index-body>
      </text:table-of-content>
      <text:p text:style-name="Text_20_body"><text:bookmark-start text:name="__RefHeading___Toc375_4027196905"/><text:bookmark-end text:name="__RefHeading___Toc375_4027196905"/></text:p>
      <text:p text:style-name="Text_20_body"/>
      <text:h text:style-name="P18" text:outline-level="1"><text:bookmark-start text:name="__RefHeading___Toc481_4027196905"/>Индивидуальное задание<text:bookmark-end text:name="__RefHeading___Toc481_4027196905"/></text:h>
      <text:p text:style-name="P13">%<text:span text:style-name="T6">индивидуальное задание на период практики из дневника</text:span>%</text:p>
      <text:p text:style-name="Text_20_body"/>
      <text:p text:style-name="Text_20_body"/>
      <text:h text:style-name="P18" text:outline-level="1"><text:bookmark-start text:name="__RefHeading___Toc483_4027196905"/>Выполнение задания<text:bookmark-end text:name="__RefHeading___Toc483_4027196905"/></text:h>
      <text:h text:style-name="Heading_20_2" text:outline-level="2"><text:bookmark-start text:name="__RefHeading___Toc485_4027196905"/>Работа №4. Рекурсия<text:bookmark-end text:name="__RefHeading___Toc485_4027196905"/></text:h>
      <text:p text:style-name="P15">Цель работы</text:p>
      <text:p text:style-name="P14">%цель работы%</text:p>
      <text:p text:style-name="P15">Ход выполнения работы</text:p>
      <text:p text:style-name="P14">%ход выполнения работы%</text:p>
      <text:p text:style-name="P12"/>
      <text:h text:style-name="Heading_20_2" text:outline-level="2"><text:bookmark-start text:name="__RefHeading___Toc487_4027196905"/>Работа №5. Основные принципы <text:span text:style-name="T6">ООП</text:span><text:bookmark-end text:name="__RefHeading___Toc487_4027196905"/></text:h>
      <text:p text:style-name="P14">…</text:p>
      <text:p text:style-name="P16"/>
      <text:p text:style-name="P16"/>
      <text:h text:style-name="P18" text:outline-level="1"><text:bookmark-start text:name="__RefHeading___Toc489_4027196905"/>Вывод<text:bookmark-end text:name="__RefHeading___Toc489_4027196905"/></text:h>
      <text:p text:style-name="P13">%<text:span text:style-name="T6">то же, что в задании, только «изучить» заменить на «изучено» и т.п.</text:span>%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.282cm" loext:contextual-spacing="false" fo:line-height="100%" fo:text-align="center" style:justify-single-word="false"/>
      <style:text-properties officeooo:paragraph-rsid="0017ebd2"/>
    </style:style>
    <style:style style:name="M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span text:style-name="MT1">Ульяновск<text:line-break/>2019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9:40:30.020900745</meta:creation-date>
    <dc:date>2019-12-22T19:58:38.772634955</dc:date>
    <meta:editing-duration>PT7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28" meta:word-count="101" meta:character-count="746" meta:non-whitespace-character-count="673"/>
  </office:meta>
</office:document-meta>
</file>